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56:30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4762629171446">
                <text:p>-0.374762629171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51558583130153">
                <text:p>-0.851558583130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374762629171453">
                <text:p>-0.3747626291714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2558103905862">
                <text:p>0.12558103905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25581039058632">
                <text:p>0.125581039058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74762629171455">
                <text:p>-0.374762629171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51558583130153">
                <text:p>-0.851558583130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37476262917146">
                <text:p>-0.37476262917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618033988749898">
                <text:p>0.618033988749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125581039058633">
                <text:p>0.125581039058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374762629171455">
                <text:p>-0.374762629171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851558583130153">
                <text:p>-0.851558583130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374762629171461">
                <text:p>-0.3747626291714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618033988749898">
                <text:p>0.6180339887498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125581039058633">
                <text:p>0.1255810390586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374762629171454">
                <text:p>-0.374762629171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851558583130154">
                <text:p>-0.8515585831301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374762629171461">
                <text:p>-0.3747626291714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618033988749891">
                <text:p>0.6180339887498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